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riting rules for reports</text:p>
      <text:p text:style-name="Standard"/>
      <text:list xml:id="list6941870258222732261" text:style-name="L1">
        <text:list-item>
          <text:p text:style-name="P1">Decide for a solid plan and contents before writing parts</text:p>
        </text:list-item>
        <text:list-item>
          <text:p text:style-name="P1">Use inputs to add documents, so everyone is working on his document, so not the same</text:p>
        </text:list-item>
        <text:list-item>
          <text:p text:style-name="P1">For pictures, create a folder img in each folder that contains all pictures of your subdocument</text:p>
        </text:list-item>
        <text:list-item>
          <text:p text:style-name="P1">Write folders names without spaces (using _ if necessary)</text:p>
        </text:list-item>
        <text:list-item>
          <text:p text:style-name="P1">Don't push on git code which is not compiling</text:p>
        </text:list-item>
        <text:list-item>
          <text:p text:style-name="P1">Don't use contractions in the report (isn't =&gt; is not)</text:p>
        </text:list-item>
        <text:list-item>
          <text:p text:style-name="P1">Don't use we, you in the report (exception : in the case we've done something, like studied something for the project). Use passive forms</text:p>
        </text:list-item>
        <text:list-item>
          <text:p text:style-name="P1">Agree on the vocabulary :</text:p>
          <text:list>
            <text:list-item>
              <text:p text:style-name="P1">Monte Carlo Search Tree algorithm</text:p>
            </text:list-item>
            <text:list-item>
              <text:p text:style-name="P1">MCTS algorithm</text:p>
            </text:list-item>
            <text:list-item>
              <text:p text:style-name="P1">Monte Carlo</text:p>
            </text:list-item>
            <text:list-item>
              <text:p text:style-name="P1">two-players</text:p>
            </text:list-item>
            <text:list-item>
              <text:p text:style-name="P1">Minimax</text:p>
            </text:list-item>
          </text:list>
        </text:list-item>
      </text:list>
      <text:p text:style-name="Standard"/>
      <text:p text:style-name="Standard"/>
      <text:p text:style-name="Standard">Maybe use WriteLatex to avoid conflic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48S</meta:editing-duration>
    <meta:editing-cycles>10</meta:editing-cycles>
    <meta:generator>OpenOffice/4.1.1$Win32 OpenOffice.org_project/411m6$Build-9775</meta:generator>
    <dc:date>2014-10-23T19:02:42.30</dc:date>
    <dc:creator>Dan </dc:creator>
    <meta:document-statistic meta:table-count="0" meta:image-count="0" meta:object-count="0" meta:page-count="1" meta:paragraph-count="15" meta:word-count="133" meta:character-count="707"/>
    <meta:user-defined meta:name="Info 1"/>
    <meta:user-defined meta:name="Info 2"/>
    <meta:user-defined meta:name="Info 3"/>
    <meta:user-defined meta:name="Info 4"/>
  </office:meta>
</office:document-meta>
</file>